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OP</text:p>
      <text:p text:style-name="P3">Lab 7 Task F</text:p>
      <text:p text:style-name="P1"/>
      <text:p text:style-name="P2">When analysing the <text:span text:style-name="T1">MailServer </text:span>and <text:span text:style-name="T1">Internet </text:span>classes, it seems to become apparent that the Internet class is quite similar to the <text:span text:style-name="T1">MailServer </text:span>class. However, if one looks deeper into the structure of each class, it is clear that there is no way that linking the two classes through inheritance is an efficient solution within the context of the application. It could even be contended that such a linking would make the structure of the e-mail system less effective and more cumbersome to extend (if such a linking is at all possible in the first place). There are a number of reasons that such a linking would be a ineffective solution.</text:p>
      <text:p text:style-name="P2"/>
      <text:p text:style-name="P2">The first of these reasons is the marked difference between the functions of the two classes. The <text:span text:style-name="T1">Internet</text:span><text:span text:style-name="T2"> class is responsible for acting as a 'go-between' between various </text:span><text:span text:style-name="T1">MailServer</text:span><text:span text:style-name="T2"> classes, a function which makes use of a variety of markedly different methods. The </text:span><text:span text:style-name="T1">MailServer </text:span><text:span text:style-name="T2">class, on the other hand, is responsible for the storing and management of instances of the </text:span><text:span text:style-name="T1">MailItem </text:span><text:span text:style-name="T2">class, as defined by users of the e-mail application. For example, the </text:span><text:span text:style-name="T1">Internet</text:span><text:span text:style-name="T2"> class contains two significant methods, </text:span><text:span text:style-name="T1">sendMail</text:span><text:span text:style-name="T2"> and </text:span><text:span text:style-name="T1">findServer</text:span><text:span text:style-name="T2">. The </text:span><text:span text:style-name="T1">findServer </text:span><text:span text:style-name="T2">method, created for locating the correct server to which to forward a particular </text:span><text:span text:style-name="T1">MailItem</text:span><text:span text:style-name="T2">, would be useless if contained in the </text:span><text:span text:style-name="T1">MailServer</text:span><text:span text:style-name="T2"> class. The </text:span><text:span text:style-name="T1">Internet </text:span><text:span text:style-name="T2">classes' other significant method, </text:span><text:span text:style-name="T1">sendMail</text:span><text:span text:style-name="T2">, would at first appear to be similar to the method </text:span><text:span text:style-name="T1">post </text:span><text:span text:style-name="T2">in the </text:span><text:span text:style-name="T1">MailServer </text:span><text:span text:style-name="T2">class. However, these two methods also have vastly different purposes: </text:span><text:span text:style-name="T1">post</text:span><text:span text:style-name="T2"> attempts to send a </text:span><text:span text:style-name="T1">MailItem</text:span><text:span text:style-name="T2"> to the correct address, sending it to the Internet more times than not; </text:span><text:span text:style-name="T1">sendMail</text:span><text:span text:style-name="T2"> filters a </text:span><text:span text:style-name="T1">MailItem </text:span><text:span text:style-name="T2">through all the available servers and ensures the </text:span><text:span text:style-name="T1">MailItem </text:span><text:span text:style-name="T2">reaches its destination.</text:span></text:p>
      <text:p text:style-name="P2"><text:span text:style-name="T2"/></text:p>
      <text:p text:style-name="P2"><text:span text:style-name="T2">Given the large number of differences between the two classes, and the vast gap in functionality, it would be both unwise and ineffective to attempt to link the two classes </text:span><text:span text:style-name="T1">Internet </text:span><text:span text:style-name="T2">and </text:span><text:span text:style-name="T1">MailServer</text:span><text:span text:style-name="T2"> toge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15:50:05.01</meta:creation-date>
    <dc:date>2010-11-05T19:31:38.52</dc:date>
    <meta:editing-duration>PT01H27M49S</meta:editing-duration>
    <meta:editing-cycles>12</meta:editing-cycles>
    <meta:generator>OpenOffice.org/3.2$Win32 OpenOffice.org_project/320m18$Build-9502</meta:generator>
    <meta:document-statistic meta:table-count="0" meta:image-count="0" meta:object-count="0" meta:page-count="1" meta:paragraph-count="5" meta:word-count="322" meta:character-count="1959"/>
  </office:meta>
</office:document-meta>
</file>